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Text_20_body">Tu idea está muy bien planteada: el instinto como guía poderosa pero también como límite para el pensamiento libre. Aquí te ayudo a desarrollarlo con más profundidad, ejemplos y una reflexión sobre cómo puede distorsionar la percepción:</text:p>
      <text:p text:style-name="Horizontal_20_Line"/>
      <text:p text:style-name="Text_20_body">El instinto orienta nuestros pensamientos y nuestras acciones hacia aquello que “debemos” hacer, desde la lógica de la supervivencia. Es una fuerza heredada, construida durante millones de años de evolución, que actúa de forma automática, rápida e inconsciente. No solo nos transmite conocimiento en forma de reflejos o predisposiciones, sino que también moldea nuestra experiencia a través de sustancias químicas generadas por el cerebro, como la adrenalina, la dopamina o la oxitocina, que despiertan impulsos, miedos o apegos.</text:p>
      <text:p text:style-name="Text_20_body">Muchas de nuestras ideas, decisiones y percepciones no son racionales ni deliberadas: surgen desde el instinto. Por ejemplo:</text:p>
      <text:list xml:id="list151915645" text:style-name="L1">
        <text:list-item>
          <text:p text:style-name="P1"><text:span text:style-name="Strong_20_Emphasis">La repulsión hacia ciertos olores</text:span> (como el de la descomposición) está profundamente ligada a la necesidad de evitar enfermedades.</text:p>
        </text:list-item>
        <text:list-item>
          <text:p text:style-name="P1"><text:span text:style-name="Strong_20_Emphasis">El miedo a las serpientes o arañas</text:span> es común incluso en personas que nunca han tenido contacto con ellas. Es un temor ancestral.</text:p>
        </text:list-item>
        <text:list-item>
          <text:p text:style-name="P1"><text:span text:style-name="Strong_20_Emphasis">La atracción física</text:span> se guía por rasgos asociados a la fertilidad o la salud, más que por afinidades profundas o ideales conscientes.</text:p>
        </text:list-item>
        <text:list-item>
          <text:p text:style-name="P1"><text:span text:style-name="Strong_20_Emphasis">La tendencia a formar grupos y a desconfiar del "otro"</text:span> (de lo diferente, lo desconocido) también responde a un mecanismo de protección ancestral.</text:p>
        </text:list-item>
      </text:list>
      <text:p text:style-name="Text_20_body">Estos impulsos automáticos y no razonados tienen un valor adaptativo. Pero al mismo tiempo, <text:span text:style-name="Strong_20_Emphasis">restringen nuestra libertad de pensamiento</text:span>. Nos hacen actuar y juzgar sin pensar. Nos empujan hacia respuestas simples, rápidas, eficaces para sobrevivir, pero no necesariamente verdaderas o justas. Por ejemplo:</text:p>
      <text:list xml:id="list2236402870" text:style-name="L2">
        <text:list-item>
          <text:p text:style-name="P2">Podemos <text:span text:style-name="Strong_20_Emphasis">rechazar una idea simplemente porque nos incomoda emocionalmente</text:span>, no porque sea errónea.</text:p>
        </text:list-item>
        <text:list-item>
          <text:p text:style-name="P2">Podemos <text:span text:style-name="Strong_20_Emphasis">sentir miedo de cambiar de opinión</text:span>, porque el cambio implica incertidumbre, y el instinto asocia la incertidumbre con peligro.</text:p>
        </text:list-item>
        <text:list-item>
          <text:p text:style-name="P2">Podemos <text:span text:style-name="Strong_20_Emphasis">asociar la belleza con el bien y lo desagradable con lo malo</text:span>, cuando en realidad la ética no tiene que ver con la estética.</text:p>
        </text:list-item>
      </text:list>
      <text:p text:style-name="Text_20_body">De esta forma, el instinto <text:span text:style-name="Strong_20_Emphasis">acota el espacio mental</text:span> en el que nuestras ideas pueden moverse. Pensamos que somos libres al elegir, pero en muchos casos lo que estamos haciendo es obedecer impulsos que ni siquiera reconocemos como tales.</text:p>
      <text:p text:style-name="Text_20_body">El instinto también puede <text:span text:style-name="Strong_20_Emphasis">distorsionar nuestra percepción de la realidad</text:span>. Nos hace ver lo que queremos ver, o lo que necesitamos ver para sentirnos seguros, amados, importantes, aceptados. Puede <text:soft-page-break/>hacernos rechazar evidencias que contradicen nuestras creencias más profundas, porque reconocerlas activaría respuestas de dolor, amenaza o vergüenza.</text:p>
      <text:p text:style-name="Horizontal_20_Line"/>
      <text:p text:style-name="Text_20_body">Si quieres, puedo ayudarte a integrar todo esto en un texto más fluido, o elegir algunos de estos elementos para profundizarlos más. También puedo mostrarte un <text:a xlink:type="simple" xlink:href="https://chatgpt.com/c/f" text:style-name="Internet_20_link" text:visited-style-name="Visited_20_Internet_20_Link">ejemplo desarrollado</text:a>, un <text:a xlink:type="simple" xlink:href="https://chatgpt.com/c/f" text:style-name="Internet_20_link" text:visited-style-name="Visited_20_Internet_20_Link">análisis visual</text:a>, o una <text:a xlink:type="simple" xlink:href="https://chatgpt.com/c/f" text:style-name="Internet_20_link" text:visited-style-name="Visited_20_Internet_20_Link">comparación con modelos científicos</text:a> si eso te sirve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30T18:44:45.310000000</meta:creation-date>
    <dc:date>2025-05-30T18:48:38.793000000</dc:date>
    <meta:editing-duration>PT3M54S</meta:editing-duration>
    <meta:editing-cycles>1</meta:editing-cycles>
    <meta:document-statistic meta:table-count="0" meta:image-count="0" meta:object-count="0" meta:page-count="2" meta:paragraph-count="14" meta:word-count="455" meta:character-count="2932" meta:non-whitespace-character-count="2498"/>
    <meta:generator>LibreOffice/7.3.5.2$Windows_X86_64 LibreOffice_project/184fe81b8c8c30d8b5082578aee2fed2ea847c01</meta:generator>
  </office:meta>
</office:document-meta>
</file>